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Week 3-03:</text:span></text:p>
      <text:p text:style-name="P1"><text:span text:style-name="T1">ROLL NO:241801278</text:span></text:p>
      <text:p text:style-name="P1"><text:span text:style-name="T1">NAME:Sudiksha S</text:span></text:p>
      <text:p text:style-name="P1"><text:span text:style-name="T1">Q1) Some data sets specify dates using the year and day of year rather than the year,month,and day of month.The day of year(DOY) is the sequential day number starting with day 1 on January 1 st.There are two calenders-one for normal years with 365 days and one for the leap years with 366 days.Leap years are divisible by 4. Centuries,like 1900 are not leap years unless they are divisible by 400.So,2000 was a leap year.To find the day of year number for a standard date,scan down the Jan column to find the day of month,then scan across to the appropriate month column and read the day of year number.Reverse the process to find the standard date for a given day of year.Write a program to print the Day of Year of a given date,month,year.</text:span></text:p>
      <text:p text:style-name="P1"><text:span text:style-name="T1">Sample Input 1</text:span></text:p>
      <text:p text:style-name="P1"><text:span text:style-name="T1">18</text:span></text:p>
      <text:p text:style-name="P1"><text:span text:style-name="T1">6</text:span></text:p>
      <text:p text:style-name="P1"><text:span text:style-name="T1">2020</text:span></text:p>
      <text:p text:style-name="P1"><text:span text:style-name="T1">Sample Output 1</text:span></text:p>
      <text:p text:style-name="P1"><text:span text:style-name="T1">170 </text:span></text:p>
      <text:p text:style-name="P1"><text:span text:style-name="T1"/></text:p>
      <text:p text:style-name="P2"><draw:frame text:anchor-type="as-char" svg:width="152.40mm" svg:height="85.73mm" style:rel-width="scale" style:rel-height="scale"><draw:object-ole xlink:href="OleObj1"/><draw:image xlink:href="ObjectReplacements/OleObj1"/></draw:frame><text:span text:style-name="T2"/></text:p>
      <text:p text:style-name="P2"><draw:frame text:anchor-type="as-char" svg:width="152.40mm" svg:height="85.73mm" style:rel-width="scale" style:rel-height="scale"><draw:object-ole xlink:href="OleObj2"/><draw:image xlink:href="ObjectReplacements/OleObj2"/></draw:frame><text:span text:style-name="T2"/></text:p>
      <text:p text:style-name="P2"><draw:frame text:anchor-type="as-char" svg:width="152.40mm" svg:height="85.73mm" style:rel-width="scale" style:rel-height="scale"><draw:object-ole xlink:href="OleObj3"/><draw:image xlink:href="ObjectReplacements/OleObj3"/></draw:frame><text:span text:style-name="T2"/></text:p>
      <text:p text:style-name="P2"><text:span text:style-name="T3">Q2)Suppandi is trying to take part in the local village math quiz. In the first round, he is asked</text:span></text:p>
      <text:p text:style-name="P2"><text:span text:style-name="T3">about shapes and areas. Suppandi, is confused, he was never any good at math. And also,</text:span></text:p>
      <text:p text:style-name="P2"><text:span text:style-name="T3">he is bad at remembering the names of shapes. Instead, you will be helping him calculate</text:span></text:p>
      <text:p text:style-name="P2"><text:span text:style-name="T3">the area of shapes.</text:span></text:p>
      <text:p text:style-name="P2"><text:span text:style-name="T4">• When he says rectangle, he is actually referring to a square.</text:span></text:p>
      <text:p text:style-name="P2"><text:span text:style-name="T4">• When he says square, he is actually referring to a triangle.</text:span></text:p>
      <text:p text:style-name="P2"><text:span text:style-name="T4">• When he says triangle, he is referring to a rectangle</text:span></text:p>
      <text:p text:style-name="P2"><text:span text:style-name="T4">• And when he is confused, he just says something random. At this point, all you can</text:span></text:p>
      <text:p text:style-name="P2"><text:span text:style-name="T4">do is say 0.</text:span></text:p>
      <text:p text:style-name="P2"><text:span text:style-name="T4">Help Suppandi by printing the correct answer in an integer.</text:span></text:p>
      <text:p text:style-name="P2"><text:span text:style-name="T4">Input Format</text:span></text:p>
      <text:p text:style-name="P2"><text:span text:style-name="T4">• Name of shape (always in upper case R --&gt; Rectangle, S --&gt; Square, T --&gt; Triangle)</text:span></text:p>
      <text:p text:style-name="P2"><text:span text:style-name="T4">• Length of 1 side</text:span></text:p>
      <text:p text:style-name="P2"><text:span text:style-name="T4">• Length of other side</text:span></text:p>
      <text:p text:style-name="P2"><text:span text:style-name="T4">Note: In case of triangle, you can consider the sides as height and length of base</text:span></text:p>
      <text:p text:style-name="P2"><text:span text:style-name="T4">Output Format</text:span></text:p>
      <text:p text:style-name="P2"><text:span text:style-name="T4">• Print the area of the shape.</text:span></text:p>
      <text:p text:style-name="P2"><text:span text:style-name="T4">Sample Input 1</text:span></text:p>
      <text:p text:style-name="P2"><text:span text:style-name="T4">T</text:span></text:p>
      <text:p text:style-name="P2"><text:span text:style-name="T4">10</text:span></text:p>
      <text:p text:style-name="P2"><text:span text:style-name="T4">20</text:span></text:p>
      <text:p text:style-name="P2"><text:span text:style-name="T4">Sample Output 1</text:span></text:p>
      <text:p text:style-name="P2"><text:span text:style-name="T4">200</text:span></text:p>
      <text:p text:style-name="P2"><text:span text:style-name="T5">ROLL NO:241801278</text:span></text:p>
      <text:p text:style-name="P2"><text:span text:style-name="T5">NAME:Sudiksha S</text:span><text:span text:style-name="T6"/></text:p>
      <text:p text:style-name="P2"><draw:frame text:anchor-type="as-char" svg:width="152.40mm" svg:height="85.73mm" style:rel-width="scale" style:rel-height="scale"><draw:object-ole xlink:href="OleObj4"/><draw:image xlink:href="ObjectReplacements/OleObj4"/></draw:frame><text:span text:style-name="T7"/></text:p>
      <text:p text:style-name="P2"><draw:frame text:anchor-type="as-char" svg:width="152.40mm" svg:height="85.73mm" style:rel-width="scale" style:rel-height="scale"><draw:object-ole xlink:href="OleObj5"/><draw:image xlink:href="ObjectReplacements/OleObj5"/></draw:frame><text:span text:style-name="T7"/></text:p>
      <text:p text:style-name="P2"><text:span text:style-name="T8">Q3) Superman is planning a journey to his home planet. It is very important for him to know which day he arrives there.They don't follow the 7-day week like us.Instead,they follow a 10-day week with the following days:</text:span></text:p>
      <text:p text:style-name="P2"><text:span text:style-name="T8">Day<text:s text:c="5"/>Number Name of Day</text:span></text:p>
      <text:p text:style-name="P2"><text:span text:style-name="T8">1<text:tab/>Sunday</text:span></text:p>
      <text:p text:style-name="P2"><text:span text:style-name="T8">2<text:tab/>Monday</text:span></text:p>
      <text:p text:style-name="P2"><text:span text:style-name="T8">3<text:tab/>Tuesday</text:span></text:p>
      <text:p text:style-name="P2"><text:span text:style-name="T8">4<text:tab/>Wednesday</text:span></text:p>
      <text:p text:style-name="P2"><text:span text:style-name="T8">5<text:tab/>Thursday</text:span></text:p>
      <text:p text:style-name="P2"><text:span text:style-name="T8">6<text:tab/>Friday</text:span></text:p>
      <text:p text:style-name="P2"><text:span text:style-name="T8">7<text:tab/>Saturday</text:span></text:p>
      <text:p text:style-name="P2"><text:span text:style-name="T8">8<text:tab/>Kryptonday</text:span></text:p>
      <text:p text:style-name="P2"><text:span text:style-name="T8">9<text:tab/>Coluday</text:span></text:p>
      <text:p text:style-name="P2"><text:span text:style-name="T8">10<text:tab/>Daxamday</text:span></text:p>
      <text:p text:style-name="P2"><text:span text:style-name="T8">Here are the rules of the calendar:</text:span></text:p>
      <text:p text:style-name="P2"><text:span text:style-name="T9">• The calendar starts with Sunday always.</text:span></text:p>
      <text:p text:style-name="P2"><text:span text:style-name="T9">• It has only 296 days. After the 296th day, it goes back to Sunday.</text:span></text:p>
      <text:p text:style-name="P2"><text:span text:style-name="T9">You begin your journey on a Sunday and will reach after n. You have to tell on which day</text:span></text:p>
      <text:p text:style-name="P2"><text:span text:style-name="T9">you will arrive when you reach there.</text:span></text:p>
      <text:p text:style-name="P2"><text:span text:style-name="T9">Input format:</text:span></text:p>
      <text:p text:style-name="P2"><text:span text:style-name="T9">• Contain a number n (0 &lt; n)</text:span></text:p>
      <text:p text:style-name="P2"><text:span text:style-name="T9">Output format:</text:span></text:p>
      <text:p text:style-name="P2"><text:span text:style-name="T9">Print the name of the day you are arriving on</text:span></text:p>
      <text:p text:style-name="P2"><text:span text:style-name="T9">Sample Input</text:span></text:p>
      <text:p text:style-name="P2"><text:span text:style-name="T9">7</text:span></text:p>
      <text:p text:style-name="P2"><text:span text:style-name="T9">Sample Output</text:span></text:p>
      <text:p text:style-name="P2"><text:span text:style-name="T9">Kryptonday</text:span></text:p>
      <text:p text:style-name="P2"><text:span text:style-name="T9">Sample Input</text:span></text:p>
      <text:p text:style-name="P2"><text:span text:style-name="T9">1</text:span></text:p>
      <text:p text:style-name="P2"><text:span text:style-name="T9">Sample Output</text:span></text:p>
      <text:p text:style-name="P2"><text:span text:style-name="T9">Monday</text:span></text:p>
      <text:p text:style-name="P2"><text:span text:style-name="T10">ROLL NO:241801278</text:span></text:p>
      <text:p text:style-name="P2"><text:span text:style-name="T10">NAME:Sudiksha S</text:span><text:span text:style-name="T11"/></text:p>
      <text:p text:style-name="P2"><draw:frame text:anchor-type="as-char" svg:width="152.40mm" svg:height="85.73mm" style:rel-width="scale" style:rel-height="scale"><draw:object-ole xlink:href="OleObj6"/><draw:image xlink:href="ObjectReplacements/OleObj6"/></draw:frame><text:span text:style-name="T12"/></text:p>
      <text:p text:style-name="P2"><draw:frame text:anchor-type="as-char" svg:width="152.40mm" svg:height="85.73mm" style:rel-width="scale" style:rel-height="scale"><draw:object-ole xlink:href="OleObj7"/><draw:image xlink:href="ObjectReplacements/OleObj7"/></draw:frame><text:span text:style-name="T12"/></text:p>
      <text:p text:style-name="P2"><text:span text:style-name="T12"/></text:p>
      <text:p text:style-name="P2"><text:span text:style-name="T12"/></text:p>
      <text:p text:style-name="P2"><text:span text:style-name="T12"/></text:p>
      <text:p text:style-name="P2"><text:span text:style-name="T12"/></text:p>
      <text:p text:style-name="P2"><text:span text:style-name="T12"/></text:p>
      <text:p text:style-name="P3"><text:span text:style-name="T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